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6:.C29])" office:value-type="float" office:value="388.2" calcext:value-type="float">
            <text:p>388.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33:.C49])" office:value-type="float" office:value="227.01" calcext:value-type="float">
            <text:p>227.01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53:.C60])" office:value-type="float" office:value="177.56" calcext:value-type="float">
            <text:p>177.5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style-name="ce7" table:formula="of:=SUM([.C63:.C67])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grantwriting for RACC grant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wages to me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SUM([.C72:.C84])" office:value-type="float" office:value="2632.6" calcext:value-type="float">
            <text:p>2632.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6])" office:value-type="float" office:value="3725.37" calcext:value-type="float">
            <text:p>3725.37</text:p>
          </table:table-cell>
          <table:table-cell table:formula="of:=SUM([.D1:.D86])" office:value-type="float" office:value="3725.37" calcext:value-type="float">
            <text:p>3725.3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1:.C102])" office:value-type="float" office:value="-3727.23" calcext:value-type="float">
            <text:p>-3727.2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7];[.D103])" office:value-type="float" office:value="-1.86000000000013" calcext:value-type="float">
            <text:p>-1.860000000000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-00-00</text:date>, <text:time style:data-style-name="N2" text:time-value="20:39:12.024800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20:48:46.546995369</dc:date>
    <meta:editing-duration>P1DT10H15M10S</meta:editing-duration>
    <meta:editing-cycles>220</meta:editing-cycles>
    <meta:generator>LibreOffice/6.0.7.3$Linux_X86_64 LibreOffice_project/00m0$Build-3</meta:generator>
    <meta:document-statistic meta:table-count="5" meta:cell-count="786" meta:object-count="0"/>
  </office:meta>
</office:document-meta>
</file>